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4pt" fo:language="en" fo:country="GB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3" style:parent-style-name="Standard" style:family="paragraph">
      <style:paragraph-properties fo:text-align="justify"/>
      <style:text-properties fo:font-size="13pt" style:font-size-asian="13pt" style:font-size-complex="14pt" fo:language="en" fo:country="GB"/>
    </style:style>
    <style:style style:name="P4" style:parent-style-name="Standard" style:family="paragraph">
      <style:paragraph-properties fo:text-align="justify"/>
      <style:text-properties fo:font-size="13pt" style:font-size-asian="13pt" style:font-size-complex="14pt" fo:language="en" fo:country="GB"/>
    </style:style>
    <style:style style:name="P5" style:parent-style-name="Standard" style:family="paragraph">
      <style:paragraph-properties fo:text-align="justify"/>
      <style:text-properties fo:font-size="13pt" style:font-size-asian="13pt" style:font-size-complex="14pt" fo:language="en" fo:country="GB"/>
    </style:style>
    <style:style style:name="P6" style:parent-style-name="Standard" style:family="paragraph">
      <style:paragraph-properties fo:text-align="justify"/>
      <style:text-properties fo:font-size="13pt" style:font-size-asian="13pt" style:font-size-complex="14pt" fo:language="en" fo:country="GB"/>
    </style:style>
    <style:style style:name="P7" style:parent-style-name="Standard" style:family="paragraph">
      <style:paragraph-properties fo:text-align="justify"/>
      <style:text-properties fo:font-size="13pt" style:font-size-asian="13pt" style:font-size-complex="14pt" fo:language="en" fo:country="GB"/>
    </style:style>
    <style:style style:name="P8" style:parent-style-name="Standard" style:family="paragraph">
      <style:paragraph-properties fo:text-align="justify"/>
    </style:style>
    <style:style style:name="T9" style:parent-style-name="Absatz-Standardschriftart" style:family="text">
      <style:text-properties fo:font-size="13pt" style:font-size-asian="13pt" style:font-size-complex="14pt" fo:language="en" fo:country="GB"/>
    </style:style>
  </office:automatic-styles>
  <office:body>
    <office:text text:use-soft-page-breaks="true">
      <text:p text:style-name="P1">Challenge<text:s/>4<text:s/>–<text:s/>Distance Vector Routing</text:p>
      <text:p text:style-name="P2"/>
      <text:p text:style-name="P3">In this challenge, we proceeded very incrementally. First, we implemented a naive algorithm where each node sends its routing table to all<text:s/>neighbours in every tick, updating it when it receives new or cheaper routes from other nodes.</text:p>
      <text:p text:style-name="P4"/>
      <text:p text:style-name="P5">After this worked reliably, the second step was to react to changes in the network topology. After some thinking, we decided to just clear the routing table in<text:s/>every tick, after sending it and before processing incoming packets. By that, outdated routing information slowly becomes repressed.</text:p>
      <text:p text:style-name="P6"><text:line-break/>Finally, we tackled the “counting to infinity” problem. We went for the approach of not sending information about a specific route to the node which is the next hop on that route. However, we implemented it in reverse: Instead of sending individual variants of our routing table to individual nodes, our nodes just ignore incoming information about routes which use them as the<text:s/>next hop. This information was always worthless for them anyways.</text:p>
      <text:p text:style-name="P7"/>
      <text:p text:style-name="P8"><text:span text:style-name="T9">With this we finally achieved satisfying results, scoring roughly 1000 points (give or tak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ußzeile">Jonas Becker (428292) &amp; Daniel Beckmann (416096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Becker</dc:creator>
    <meta:creation-date>2018-11-08T19:47:00Z</meta:creation-date>
    <dc:date>2018-12-07T00:21:00Z</dc:date>
    <meta:template xlink:href="Normal.dotm" xlink:type="simple"/>
    <meta:editing-cycles>55</meta:editing-cycles>
    <meta:editing-duration>PT0S</meta:editing-duration>
    <meta:document-statistic meta:page-count="1" meta:paragraph-count="2" meta:word-count="151" meta:character-count="1105" meta:row-count="7" meta:non-whitespace-character-count="956"/>
  </office:meta>
</office:document-meta>
</file>